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b8a" officeooo:paragraph-rsid="0004ab8a"/>
    </style:style>
    <style:style style:name="P2" style:family="paragraph" style:parent-style-name="Standard">
      <style:text-properties officeooo:rsid="00068789" officeooo:paragraph-rsid="00068789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5fbf" style:font-name="Consolas" fo:font-size="10pt" style:font-size-asian="10pt"/>
    </style:style>
    <style:style style:name="P6" style:family="paragraph" style:parent-style-name="Standard">
      <style:text-properties officeooo:rsid="00068789" officeooo:paragraph-rsid="00068789"/>
    </style:style>
    <style:style style:name="P7" style:family="paragraph" style:parent-style-name="Standard">
      <style:text-properties officeooo:rsid="00080d3b" officeooo:paragraph-rsid="00094855"/>
    </style:style>
    <style:style style:name="P8" style:family="paragraph" style:parent-style-name="Standard">
      <style:text-properties officeooo:rsid="00094855" officeooo:paragraph-rsid="00094855"/>
    </style:style>
    <style:style style:name="T1" style:family="text">
      <style:text-properties fo:color="#000000" style:font-name="Consolas" fo:font-size="10pt" style:font-size-asian="10pt"/>
    </style:style>
    <style:style style:name="T2" style:family="text">
      <style:text-properties fo:color="#000000" style:font-name="Consolas" fo:font-size="10pt" fo:font-style="italic" style:font-size-asian="10pt" style:font-style-asian="italic"/>
    </style:style>
    <style:style style:name="T3" style:family="text">
      <style:text-properties fo:color="#7f0055" style:font-name="Consolas" fo:font-size="10pt" fo:font-weight="bold" style:font-size-asian="10pt" style:font-weight-asian="bold"/>
    </style:style>
    <style:style style:name="T4" style:family="text">
      <style:text-properties fo:color="#0000c0" style:font-name="Consolas" fo:font-size="10pt" style:font-size-asian="10pt"/>
    </style:style>
    <style:style style:name="T5" style:family="text">
      <style:text-properties fo:color="#3f5fbf" style:font-name="Consolas" fo:font-size="10pt" style:font-size-asian="10pt"/>
    </style:style>
    <style:style style:name="T6" style:family="text">
      <style:text-properties fo:color="#7f9fbf" style:font-name="Consolas" fo:font-size="10pt" fo:font-weight="bold" style:font-size-asian="10pt" style:font-weight-asian="bold"/>
    </style:style>
    <style:style style:name="T7" style:family="text">
      <style:text-properties fo:color="#6a3e3e" style:font-name="Consolas" fo:font-size="10pt" style:font-size-asian="10pt"/>
    </style:style>
    <style:style style:name="T8" style:family="text">
      <style:text-properties officeooo:rsid="0009076d"/>
    </style:style>
    <style:style style:name="T9" style:family="text">
      <style:text-properties officeooo:rsid="00094855"/>
    </style:style>
    <style:style style:name="T10" style:family="text">
      <style:text-properties officeooo:rsid="000a331a"/>
    </style:style>
    <style:style style:name="T11" style:family="text">
      <style:text-properties officeooo:rsid="000ca961"/>
    </style:style>
    <style:style style:name="T12" style:family="text">
      <style:text-properties officeooo:rsid="000e7f94"/>
    </style:style>
    <style:style style:name="T13" style:family="text">
      <style:text-properties officeooo:rsid="000fa2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2</text:p>
      <text:p text:style-name="P1">The error was that it was outputting one for the first number instead of zero. <text:s/>I corrected it by noticing the first test failed and modifying the associated return value.</text:p>
      <text:p text:style-name="P2"/>
      <text:p text:style-name="P2">Task 3</text:p>
      <text:p text:style-name="P2">The error was in the point class. <text:s/>The y was assigned to both x and y in the constructor. <text:s/>I corrected it by changing the x assignment in the constructor <text:span text:style-name="T13">after I noticed x and y were producing identical results when the program was executing during the testing</text:span>. <text:s/>I included the two methods I created to help make getArea and getDiagonal more readable.</text:p>
      <text:p text:style-name="P2"/>
      <text:p text:style-name="P2"><text:span text:style-name="T1"><text:tab/></text:span><text:span text:style-name="T3">private</text:span><text:span text:style-name="T1"> Double a(){</text:span></text:p>
      <text:p text:style-name="P3"><text:span text:style-name="T1"><text:tab/><text:tab/></text:span><text:span text:style-name="T3">return</text:span><text:span text:style-name="T1"> </text:span><text:span text:style-name="T4">p2</text:span><text:span text:style-name="T1">.</text:span><text:span text:style-name="T4">x</text:span><text:span text:style-name="T1"> - </text:span><text:span text:style-name="T4">p1</text:span><text:span text:style-name="T1">.</text:span><text:span text:style-name="T4">x</text:span><text:span text:style-name="T1">;</text:span></text:p>
      <text:p text:style-name="P4"><text:tab/>}</text:p>
      <text:p text:style-name="P4"><text:tab/></text:p>
      <text:p text:style-name="P3"><text:span text:style-name="T1"><text:tab/></text:span><text:span text:style-name="T3">private</text:span><text:span text:style-name="T1"> Double b(){</text:span></text:p>
      <text:p text:style-name="P3"><text:span text:style-name="T1"><text:tab/><text:tab/></text:span><text:span text:style-name="T3">return</text:span><text:span text:style-name="T1"> </text:span><text:span text:style-name="T4">p2</text:span><text:span text:style-name="T1">.</text:span><text:span text:style-name="T4">y</text:span><text:span text:style-name="T1"> - </text:span><text:span text:style-name="T4">p1</text:span><text:span text:style-name="T1">.</text:span><text:span text:style-name="T4">y</text:span><text:span text:style-name="T1">;</text:span></text:p>
      <text:p text:style-name="P4"><text:tab/>}</text:p>
      <text:p text:style-name="P3"><text:span text:style-name="T1"><text:tab/></text:span><text:span text:style-name="T5">/**</text:span></text:p>
      <text:p text:style-name="P5"><text:tab/> * Gets the area.</text:p>
      <text:p text:style-name="P5"><text:tab/> *</text:p>
      <text:p text:style-name="P3"><text:span text:style-name="T5"><text:tab/> * </text:span><text:span text:style-name="T6">@return</text:span><text:span text:style-name="T5"> the area</text:span></text:p>
      <text:p text:style-name="P5"><text:tab/> */</text:p>
      <text:p text:style-name="P3"><text:span text:style-name="T1"><text:tab/></text:span><text:span text:style-name="T3">public</text:span><text:span text:style-name="T1"> Double getArea() {</text:span></text:p>
      <text:p text:style-name="P3"><text:span text:style-name="T1"><text:tab/><text:tab/></text:span><text:span text:style-name="T3">return</text:span><text:span text:style-name="T1"> Math.</text:span><text:span text:style-name="T2">abs</text:span><text:span text:style-name="T1">(a() * b());</text:span></text:p>
      <text:p text:style-name="P4"><text:tab/>}</text:p>
      <text:p text:style-name="P4"><text:tab/></text:p>
      <text:p text:style-name="P3"><text:span text:style-name="T1"><text:tab/></text:span><text:span text:style-name="T5">/**</text:span></text:p>
      <text:p text:style-name="P5"><text:tab/> * Gets the diagonal.</text:p>
      <text:p text:style-name="P5"><text:tab/> *</text:p>
      <text:p text:style-name="P3"><text:span text:style-name="T5"><text:tab/> * </text:span><text:span text:style-name="T6">@return</text:span><text:span text:style-name="T5"> the diagonal</text:span></text:p>
      <text:p text:style-name="P5"><text:tab/> */</text:p>
      <text:p text:style-name="P3"><text:span text:style-name="T1"><text:tab/></text:span><text:span text:style-name="T3">public</text:span><text:span text:style-name="T1"> Double getDiagonal() {</text:span></text:p>
      <text:p text:style-name="P3"><text:span text:style-name="T1"><text:tab/><text:tab/></text:span><text:span text:style-name="T3">double</text:span><text:span text:style-name="T1"> </text:span><text:span text:style-name="T7">a</text:span><text:span text:style-name="T1">,</text:span><text:span text:style-name="T7">b</text:span><text:span text:style-name="T1">;</text:span></text:p>
      <text:p text:style-name="P4"><text:tab/><text:tab/></text:p>
      <text:p text:style-name="P3"><text:span text:style-name="T1"><text:tab/><text:tab/></text:span><text:span text:style-name="T7">a</text:span><text:span text:style-name="T1"> = Math.</text:span><text:span text:style-name="T2">pow</text:span><text:span text:style-name="T1">(a(), 2);</text:span></text:p>
      <text:p text:style-name="P3"><text:span text:style-name="T1"><text:tab/><text:tab/></text:span><text:span text:style-name="T7">b</text:span><text:span text:style-name="T1"> = Math.</text:span><text:span text:style-name="T2">pow</text:span><text:span text:style-name="T1">(b(), 2);</text:span></text:p>
      <text:p text:style-name="P4"><text:tab/><text:tab/></text:p>
      <text:p text:style-name="P3"><text:span text:style-name="T1"><text:tab/><text:tab/></text:span><text:span text:style-name="T3">return</text:span><text:span text:style-name="T1"> Math.</text:span><text:span text:style-name="T2">sqrt</text:span><text:span text:style-name="T1">(</text:span><text:span text:style-name="T7">a</text:span><text:span text:style-name="T1"> + </text:span><text:span text:style-name="T7">b</text:span><text:span text:style-name="T1">);</text:span></text:p>
      <text:p text:style-name="P4"><text:tab/>}</text:p>
      <text:p text:style-name="P2"/>
      <text:p text:style-name="P2">Task 4</text:p>
      <text:p text:style-name="P7">I found and corrected three bugs:</text:p>
      <text:p text:style-name="P7"><text:span text:style-name="T9">1. </text:span>Balance in VendingMachine was directly accessible.</text:p>
      <text:p text:style-name="P7"><text:span text:style-name="T9">2. Also in VendingMachine addItem could be passed a null value in its item parameter.</text:span></text:p>
      <text:p text:style-name="P7"><text:span text:style-name="T9">3. </text:span>VendingMachineItem <text:span text:style-name="T8">would take a null value for its name.</text:span></text:p>
      <text:p text:style-name="P7"><text:span text:style-name="T8"><text:s text:c="3"/></text:span></text:p>
      <text:p text:style-name="P7"><text:span text:style-name="T10">Additionally I am not sure if this is a bug or its intended behavior but </text:span>makePurchase returns a boolean of whether the purchase was <text:span text:style-name="T8">successful. <text:s/>However </text:span>it never returns the item <text:span text:style-name="T9">even though it removes it</text:span>. <text:s/><text:span text:style-name="T9">I can see how this would be the intended design but it seemed odd enough to at least mention.</text:span></text:p>
      <text:p text:style-name="P7"/>
      <text:p text:style-name="P8">Task 5</text:p>
      <text:p text:style-name="P8"><text:span text:style-name="T10"><text:tab/>I learned that sometimes simple errors are very difficult to find from task three. <text:s/>From task four I learned that unit testing is a good guide to uncovering bugs. <text:s/>Approaching the code method by method </text:span><text:soft-page-break/><text:span text:style-name="T10">makes the program much more digestible. <text:s/>Also having such well documented code made this task straightforward. <text:s/>I imagine tackling a program of this size with less robust comments would become a lot more daunting.</text:span></text:p>
      <text:p text:style-name="P8"><text:tab/><text:span text:style-name="T11">I also learned a lot about the mindset of designing tests. <text:s/>It feels almost like coding backwards due to the though process required. <text:s/>I found it helpful to think of common mistakes I used to make and attempt to replicate them.</text:span></text:p>
      <text:p text:style-name="P8"><text:tab/>I liked using J<text:span text:style-name="T12">U</text:span>nit for the unit testing. <text:s/>It felt like it really simplified the process. <text:s/>The framework has a lot of useful features that makes unit testing much easier. <text:s/>The set<text:span text:style-name="T13">Up</text:span>/<text:span text:style-name="T12">tearDown </text:span>method<text:span text:style-name="T12">s</text:span> for example <text:span text:style-name="T12">circumvent</text:span> a tremendous <text:span text:style-name="T12">amount</text:span> of duplicate code alone. <text:s/><text:span text:style-name="T12">Also running the tests is absolutely pain free. <text:s/>I was able to keep the JUnit tab open, write a new test, and then see the results of all the tests with a single mouse click.</text:span></text:p>
      <text:p text:style-name="P8"><text:tab/><text:span text:style-name="T12">There wasn't much of anything I could think of that I did not like about JUnit. <text:s/>I haven't done unit testing without it so I have little to base an opinion on. <text:s/>I suppose it could be said that the class structure is fairly strict. <text:s/>However with the way that it automates the running of the tests I don't know how it could be structured otherwi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1:53:58.756000000</meta:creation-date>
    <dc:date>2016-03-27T03:20:51.059000000</dc:date>
    <meta:editing-duration>PT1H47M38S</meta:editing-duration>
    <meta:editing-cycles>4</meta:editing-cycles>
    <meta:generator>LibreOffice/4.2.6.3$Windows_x86 LibreOffice_project/3fd416d4c6db7d3204c17ce57a1d70f6e531ee21</meta:generator>
    <meta:document-statistic meta:table-count="0" meta:image-count="0" meta:object-count="0" meta:page-count="2" meta:paragraph-count="45" meta:word-count="514" meta:character-count="2885" meta:non-whitespace-character-count="2338"/>
  </office:meta>
</office:document-meta>
</file>